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f2a4" officeooo:paragraph-rsid="000df2a4"/>
    </style:style>
    <style:style style:name="P2" style:family="paragraph" style:parent-style-name="Standard">
      <style:text-properties fo:font-weight="bold" officeooo:rsid="000df2a4" officeooo:paragraph-rsid="000df2a4" style:font-weight-asian="bold" style:font-weight-complex="bold"/>
    </style:style>
    <style:style style:name="P3" style:family="paragraph" style:parent-style-name="Standard">
      <style:text-properties officeooo:paragraph-rsid="000f57b3"/>
    </style:style>
    <style:style style:name="P4" style:family="paragraph" style:parent-style-name="Standard">
      <style:text-properties officeooo:rsid="00112a6b" officeooo:paragraph-rsid="00112a6b"/>
    </style:style>
    <style:style style:name="P5" style:family="paragraph" style:parent-style-name="Standard">
      <style:text-properties officeooo:paragraph-rsid="00112a6b"/>
    </style:style>
    <style:style style:name="P6" style:family="paragraph" style:parent-style-name="Standard">
      <style:text-properties officeooo:rsid="0011892c" officeooo:paragraph-rsid="0011892c"/>
    </style:style>
    <style:style style:name="P7" style:family="paragraph" style:parent-style-name="Standard">
      <style:text-properties officeooo:rsid="0012d57b" officeooo:paragraph-rsid="0012d57b"/>
    </style:style>
    <style:style style:name="P8" style:family="paragraph" style:parent-style-name="Standard">
      <style:text-properties officeooo:rsid="0012e2f6" officeooo:paragraph-rsid="0012e2f6"/>
    </style:style>
    <style:style style:name="P9" style:family="paragraph" style:parent-style-name="Standard">
      <style:text-properties officeooo:rsid="0014d70d" officeooo:paragraph-rsid="0014d70d"/>
    </style:style>
    <style:style style:name="P10" style:family="paragraph" style:parent-style-name="Standard">
      <style:text-properties officeooo:rsid="00169e88" officeooo:paragraph-rsid="00169e88"/>
    </style:style>
    <style:style style:name="T1" style:family="text">
      <style:text-properties officeooo:rsid="000f57b3"/>
    </style:style>
    <style:style style:name="T2" style:family="text">
      <style:text-properties officeooo:rsid="00112a6b"/>
    </style:style>
    <style:style style:name="T3" style:family="text">
      <style:text-properties officeooo:rsid="0012e2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reference Resolution</text:p>
      <text:p text:style-name="P1"/>
      <text:p text:style-name="P1">Options</text:p>
      <text:p text:style-name="P1">1. Stanford CoreNLP</text:p>
      <text:p text:style-name="P1"><text:a xlink:type="simple" xlink:href="http://nlp.stanford.edu/software/dcoref.shtml">http://nlp.stanford.edu/software/dcoref.shtml</text:a></text:p>
      <text:p text:style-name="P7"><text:a xlink:type="simple" xlink:href="http://nlp.stanford.edu:8080/corenlp/process">http://nlp.stanford.edu:8080/corenlp/process</text:a> – <text:span text:style-name="T3">for demonstration</text:span></text:p>
      <text:p text:style-name="P10"><text:a xlink:type="simple" xlink:href="http://nlp.stanford.edu/pubs/StanfordCoreNlp2014.pdf">http://nlp.stanford.edu/pubs/StanfordCoreNlp2014.pdf</text:a></text:p>
      <text:p text:style-name="P7"/>
      <text:p text:style-name="P1"><text:span text:style-name="T1">1</text:span>. Most blogs and posts recommend this</text:p>
      <text:p text:style-name="P1">2. top ranked system in CoNLL shared task for co reference resolution</text:p>
      <text:p text:style-name="P1"/>
      <text:p text:style-name="P8">On testing online demo:</text:p>
      <text:p text:style-name="P8">1. not able ro identify all co references</text:p>
      <text:p text:style-name="P8">2. some reviews captured well</text:p>
      <text:p text:style-name="P1"/>
      <text:p text:style-name="P1">2. Open NLP</text:p>
      <text:p text:style-name="P1"><text:a xlink:type="simple" xlink:href="http://blog.dpdearing.com/2012/11/making-coreference-resolution-with-opennlp-1-5-0-your-bitch/">http://blog.dpdearing.com/2012/11/making-coreference-resolution-with-opennlp-1-5-0-your-bitch/</text:a></text:p>
      <text:p text:style-name="P1"/>
      <text:p text:style-name="P1"/>
      <text:p text:style-name="P3"><text:span text:style-name="T1">3. </text:span><text:bookmark text:name="ld_ynwwza_37565"/><text:bookmark text:name="ld_ynwwza_37564"/><text:bookmark text:name="__w2_NMTKwnn_toggle_link"/>JAVARAP(<text:a xlink:type="simple" xlink:href="http://aye.comp.nus.edu.sg/%7Eqiu/NLPTools/JavaRAP.html" office:target-frame-name="_blank" xlink:show="new">http://aye.comp.n</text:a>)  It is anaphora resolution tool, based on Lipin and Leass rules.</text:p>
      <text:p text:style-name="P3"/>
      <text:p text:style-name="P3"><text:span text:style-name="T1">4. </text:span><text:bookmark text:name="ld_ynwwza_375651"/><text:bookmark text:name="ld_ynwwza_375641"/><text:bookmark text:name="__w2_NMTKwnn_toggle_link1"/>GUITAR(<text:a xlink:type="simple" xlink:href="http://cswww.essex.ac.uk/Research/nle/GuiTAR/" office:target-frame-name="_blank" xlink:show="new">http://cswww.essex</text:a>) It uses the Charniak’s parser input in Minimally associated XML format(MAS-XML).</text:p>
      <text:p text:style-name="P3"/>
      <text:p text:style-name="P5"><text:span text:style-name="T2">5. </text:span><text:bookmark text:name="ld_cwjsrl_34784"/><text:bookmark text:name="ld_cwjsrl_34783"/><text:bookmark text:name="__w2_EQSwnW3_toggle_link"/>CMU's ARKRef: <text:span text:style-name="T2">http://www.ark.cs.cmu.edu/ARKref/</text:span></text:p>
      <text:p text:style-name="P5"/>
      <text:p text:style-name="P5"><text:span text:style-name="T2">6. </text:span><text:bookmark text:name="ld_gbvvlh_33857"/><text:bookmark text:name="ld_gbvvlh_33856"/><text:bookmark text:name="__w2_hXKLMr5_toggle_link"/><text:a xlink:type="simple" xlink:href="http://www.opencalais.com/">http://www.opencalais.com</text:a></text:p>
      <text:p text:style-name="P6">Tried open calais viewer. Able to identify some ner entities and generic relations. But not giving co reference resolution.</text:p>
      <text:p text:style-name="P4"><text:a xlink:type="simple" xlink:href="http://labs.thomsonreuters.com/Publications/Text-Mining">http://labs.thomsonreuters.com/Publications/Text-Mining</text:a></text:p>
      <text:p text:style-name="P4"/>
      <text:p text:style-name="P5"><text:span text:style-name="T2">7. </text:span><text:bookmark text:name="ld_xakddl_14580"/><text:bookmark text:name="ld_xakddl_14579"/><text:bookmark text:name="__w2_vW1Pw1r_toggle_link"/>Reconcile<text:line-break/><text:a xlink:type="simple" xlink:href="http://www.cs.utah.edu/nlp/reconcile/" office:target-frame-name="_blank" xlink:show="new">http://www.cs.utah.edu/nl</text:a><text:line-break/>This software can conduct experiment on MUC, ACE, OntoNotes (the download version doest not provide the resolver on OntoNotes). The only thing that you need to do is to change the configuration file.</text:p>
      <text:p text:style-name="P5"/>
      <text:p text:style-name="P5"><text:span text:style-name="T2">8. </text:span><text:bookmark text:name="ld_xakddl_145801"/><text:bookmark text:name="ld_xakddl_145791"/><text:bookmark text:name="__w2_vW1Pw1r_toggle_link1"/>cherrypicker</text:p>
      <text:p text:style-name="P4"><text:a xlink:type="simple" xlink:href="http://www.hlt.utdallas.edu/~altaf/cherrypicker.html">http://www.hlt.utdallas.edu/~altaf/cherrypicker.html</text:a></text:p>
      <text:p text:style-name="P4"/>
      <text:p text:style-name="P9">9. BART</text:p>
      <text:p text:style-name="P9"><text:a xlink:type="simple" xlink:href="http://www.bart-coref.org/">http://www.bart-coref.org/</text:a></text:p>
      <text:p text:style-name="P9"><text:a xlink:type="simple" xlink:href="https://github.com/arne-cl/bart-coreference-python-wrapper">https://github.com/arne-cl/bart-coreference-python-wrapper</text:a></text:p>
      <text:p text:style-name="P9">Tried the demo using instructions and testing using wrapper.</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8T12:13:28.892801914</meta:creation-date>
    <dc:date>2015-04-18T22:08:43.926028319</dc:date>
    <meta:editing-duration>PT9H43M36S</meta:editing-duration>
    <meta:editing-cycles>6</meta:editing-cycles>
    <meta:generator>LibreOffice/4.2.7.2$Linux_X86_64 LibreOffice_project/420m0$Build-2</meta:generator>
    <meta:document-statistic meta:table-count="0" meta:image-count="0" meta:object-count="0" meta:page-count="1" meta:paragraph-count="26" meta:word-count="155" meta:character-count="1430" meta:non-whitespace-character-count="1299"/>
  </office:meta>
</office:document-meta>
</file>